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55cm" fo:break-before="auto" style:use-optimal-row-height="true"/>
    </style:style>
    <style:style style:name="ro8"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05.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7">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disabled, enabled) … außerdem abklären ob für diesen Punkt alles</text:p>
            <text:p>erledigt ist.</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3. Kann ein Attribut gleichzeitig als ID und als Name im Faktor-IPS UI verwendet werden?</text:p>
          </table:table-cell>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8">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hier müsste der FIPS-Datentyp importiert werd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5">05.05.2009</text:date>, <text:time>22:27: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05T22:27:25.90</dc:date>
    <meta:editing-cycles>198</meta:editing-cycles>
    <meta:editing-duration>PT46H54M18S</meta:editing-duration>
    <meta:document-statistic meta:table-count="3" meta:cell-count="239" meta:object-count="0"/>
    <meta:user-defined meta:name="Info 1"/>
    <meta:user-defined meta:name="Info 2"/>
    <meta:user-defined meta:name="Info 3"/>
    <meta:user-defined meta:name="Info 4"/>
  </office:meta>
</office:document-meta>
</file>